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 svg:font-family="georgia, palatino"/>
    <style:font-face style:name="DejaVu Sans Mono" svg:font-family="'DejaVu Sans Mono'" style:font-family-generic="modern" style:font-pitch="fixed"/>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style:font-name="Noto Serif CJK JP"/>
    </style:style>
    <style:style style:name="P2" style:family="paragraph" style:parent-style-name="Heading_20_1">
      <style:text-properties style:font-name="Noto Serif CJK JP" fo:font-size="14pt" style:font-size-asian="14pt" style:font-size-complex="14pt"/>
    </style:style>
    <style:style style:name="P3" style:family="paragraph" style:parent-style-name="Title">
      <style:text-properties style:font-name="Noto Serif CJK JP" fo:font-size="18pt" style:font-size-asian="18pt" style:font-size-complex="18pt"/>
    </style:style>
    <style:style style:name="P4" style:family="paragraph" style:parent-style-name="Standard">
      <style:text-properties officeooo:rsid="000d145a" officeooo:paragraph-rsid="000d145a"/>
    </style:style>
    <style:style style:name="P5" style:family="paragraph" style:parent-style-name="Text_20_body">
      <style:text-properties officeooo:paragraph-rsid="0022b84b"/>
    </style:style>
    <style:style style:name="P6" style:family="paragraph" style:parent-style-name="Text_20_body">
      <style:text-properties fo:color="#000000" style:font-name="georgia" fo:font-size="12pt" fo:font-weight="normal" style:font-weight-asian="normal" style:font-weight-complex="normal"/>
    </style:style>
    <style:style style:name="P7" style:family="paragraph" style:parent-style-name="Text_20_body">
      <style:text-properties fo:color="#000000" style:font-name="Noto Serif CJK JP" fo:font-size="12pt"/>
    </style:style>
    <style:style style:name="P8" style:family="paragraph" style:parent-style-name="Text_20_body">
      <style:text-properties fo:color="#000000" style:font-name="Noto Serif CJK JP" fo:font-size="12pt" fo:font-weight="normal" style:font-weight-asian="normal" style:font-weight-complex="normal"/>
    </style:style>
    <style:style style:name="P9" style:family="paragraph" style:parent-style-name="Text_20_body" style:list-style-name="L1">
      <style:text-properties fo:color="#000000" style:font-name="Noto Serif CJK JP" fo:font-size="12pt" fo:font-weight="normal" style:font-weight-asian="normal" style:font-weight-complex="normal"/>
    </style:style>
    <style:style style:name="P10" style:family="paragraph" style:parent-style-name="Text_20_body" style:list-style-name="L6">
      <style:text-properties fo:color="#000000" style:font-name="Noto Serif CJK JP" fo:font-size="12pt" fo:font-weight="normal" style:font-weight-asian="normal" style:font-weight-complex="normal"/>
    </style:style>
    <style:style style:name="P11" style:family="paragraph" style:parent-style-name="Text_20_body" style:list-style-name="L5">
      <style:text-properties fo:color="#000000" style:font-name="Noto Serif CJK JP"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fo:color="#000000" style:font-name="Noto Serif CJK JP" fo:font-size="12pt" fo:font-weight="normal" style:font-size-asian="12pt" style:font-weight-asian="normal" style:font-size-complex="12pt" style:font-weight-complex="normal"/>
    </style:style>
    <style:style style:name="P13" style:family="paragraph" style:parent-style-name="Text_20_body" style:list-style-name="L2">
      <style:text-properties fo:color="#000000" style:font-name="Noto Serif CJK JP" fo:font-size="12pt"/>
    </style:style>
    <style:style style:name="P14" style:family="paragraph" style:parent-style-name="Text_20_body" style:list-style-name="L3">
      <style:text-properties fo:color="#000000" style:font-name="Noto Serif CJK JP" fo:font-size="12pt"/>
    </style:style>
    <style:style style:name="P15" style:family="paragraph" style:parent-style-name="Text_20_body" style:list-style-name="L4">
      <style:text-properties fo:color="#000000" style:font-name="Noto Serif CJK JP" fo:font-size="12pt"/>
    </style:style>
    <style:style style:name="P16" style:family="paragraph" style:parent-style-name="Text_20_body" style:list-style-name="L7">
      <style:text-properties style:font-name="Noto Serif CJK JP"/>
    </style:style>
    <style:style style:name="P17" style:family="paragraph" style:parent-style-name="Text_20_body">
      <style:text-properties style:font-name="Noto Serif CJK JP" fo:font-size="12pt" style:font-size-asian="12pt" style:font-size-complex="12pt"/>
    </style:style>
    <style:style style:name="P18" style:family="paragraph" style:parent-style-name="Text_20_body">
      <style:text-properties fo:color="#333333" style:font-name="Noto Serif CJK JP" fo:font-size="12pt" style:font-size-asian="12pt" style:font-size-complex="12pt"/>
    </style:style>
    <style:style style:name="P19" style:family="paragraph" style:parent-style-name="Text_20_body" style:list-style-name="L1">
      <style:paragraph-properties fo:margin-top="0cm" fo:margin-bottom="0cm" loext:contextual-spacing="false"/>
      <style:text-properties fo:color="#000000" style:font-name="Noto Serif CJK JP" fo:font-size="12pt" fo:font-weight="normal" style:font-weight-asian="normal" style:font-weight-complex="normal"/>
    </style:style>
    <style:style style:name="P20" style:family="paragraph" style:parent-style-name="Text_20_body" style:list-style-name="L5">
      <style:paragraph-properties fo:margin-top="0cm" fo:margin-bottom="0cm" loext:contextual-spacing="false"/>
      <style:text-properties fo:color="#000000" style:font-name="Noto Serif CJK JP" fo:font-size="12pt" fo:font-weight="normal" style:font-size-asian="12pt" style:font-weight-asian="normal" style:font-size-complex="12pt" style:font-weight-complex="normal"/>
    </style:style>
    <style:style style:name="P21" style:family="paragraph" style:parent-style-name="Text_20_body" style:list-style-name="L4">
      <style:paragraph-properties fo:margin-top="0cm" fo:margin-bottom="0cm" loext:contextual-spacing="false"/>
      <style:text-properties fo:color="#000000" style:font-name="Noto Serif CJK JP" fo:font-size="12pt"/>
    </style:style>
    <style:style style:name="T1" style:family="text">
      <style:text-properties officeooo:rsid="000e748c"/>
    </style:style>
    <style:style style:name="T2" style:family="text">
      <style:text-properties fo:color="#000000"/>
    </style:style>
    <style:style style:name="T3" style:family="text">
      <style:text-properties fo:color="#000000" fo:font-size="12pt"/>
    </style:style>
    <style:style style:name="T4" style:family="text">
      <style:text-properties fo:color="#000000" fo:font-size="12pt" style:font-size-asian="14pt" style:font-size-complex="14pt"/>
    </style:style>
    <style:style style:name="T5" style:family="text">
      <style:text-properties fo:color="#000000" fo:font-size="12pt" fo:font-weight="normal" style:font-size-asian="14pt" style:font-weight-asian="normal" style:font-size-complex="14pt" style:font-weight-complex="normal"/>
    </style:style>
    <style:style style:name="T6" style:family="text">
      <style:text-properties fo:color="#000000" fo:font-size="12pt" fo:font-weight="normal" style:font-size-asian="12pt" style:font-weight-asian="normal" style:font-size-complex="12pt" style:font-weight-complex="normal"/>
    </style:style>
    <style:style style:name="T7" style:family="text">
      <style:text-properties fo:color="#000000" fo:font-size="12pt" fo:font-weight="normal" style:font-weight-asian="normal" style:font-weight-complex="normal"/>
    </style:style>
    <style:style style:name="T8" style:family="text">
      <style:text-properties fo:color="#000000" style:font-name="Noto Serif CJK JP" fo:font-size="12pt"/>
    </style:style>
    <style:style style:name="T9" style:family="text">
      <style:text-properties fo:color="#000000" style:font-name="Noto Serif CJK JP" fo:font-size="12pt" fo:font-weight="normal" style:font-weight-asian="normal" style:font-weight-complex="normal"/>
    </style:style>
    <style:style style:name="T10" style:family="text">
      <style:text-properties fo:color="#000000" style:font-name="Noto Serif CJK JP" fo:font-size="12pt" fo:font-weight="normal" style:font-size-asian="14pt" style:font-weight-asian="normal" style:font-size-complex="14pt" style:font-weight-complex="normal"/>
    </style:style>
    <style:style style:name="T11" style:family="text">
      <style:text-properties fo:color="#000000" style:font-name="Noto Serif CJK JP" fo:font-size="12pt" fo:font-weight="normal" style:font-size-asian="12pt" style:font-weight-asian="normal" style:font-size-complex="12pt" style:font-weight-complex="normal"/>
    </style:style>
    <style:style style:name="T12" style:family="text">
      <style:text-properties fo:color="#000000" style:font-name="Noto Serif CJK JP" fo:font-size="12pt" style:font-size-asian="14pt" style:font-size-complex="14pt"/>
    </style:style>
    <style:style style:name="T13" style:family="text">
      <style:text-properties fo:color="#000000" style:font-name="Noto Serif CJK JP" fo:font-size="14pt" style:font-size-asian="14pt" style:font-size-complex="14pt"/>
    </style:style>
    <style:style style:name="T14" style:family="text">
      <style:text-properties fo:color="#000000" fo:font-size="14pt" style:font-size-asian="14pt" style:font-size-complex="14pt"/>
    </style:style>
    <style:style style:name="T15" style:family="text">
      <style:text-properties style:font-name="georgia"/>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Noto Serif CJK JP"/>
    </style:style>
    <style:style style:name="T18" style:family="text">
      <style:text-properties style:font-name="Noto Serif CJK JP" fo:font-weight="normal" style:font-weight-asian="normal" style:font-weight-complex="normal"/>
    </style:style>
    <style:style style:name="T19" style:family="text">
      <style:text-properties style:font-name="Noto Serif CJK JP" fo:font-size="14pt" style:font-size-asian="14pt" style:font-size-complex="14pt"/>
    </style:style>
    <style:style style:name="T20" style:family="text">
      <style:text-properties style:font-name="Noto Serif CJK JP" fo:font-size="12pt" fo:font-weight="normal" style:font-size-asian="12pt" style:font-weight-asian="normal" style:font-size-complex="12pt" style:font-weight-complex="normal"/>
    </style:style>
    <style:style style:name="T21" style:family="text">
      <style:text-properties style:font-name="Noto Serif CJK JP" fo:font-size="12pt" fo:font-weight="bold" style:font-size-asian="12pt" style:font-weight-asian="bold" style:font-size-complex="12pt" style:font-weight-complex="bold"/>
    </style:style>
    <style:style style:name="T22" style:family="text">
      <style:text-properties fo:font-size="14pt" style:font-size-asian="14pt" style:font-size-complex="14pt"/>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TP <text:span text:style-name="T1">(File Transfer Protocol)</text:span></text:p>
      <text:p text:style-name="P4"><text:span text:style-name="T8">In Linux Like operating system vsftpd(</text:span><text:span text:style-name="Strong_20_Emphasis"><text:span text:style-name="T8">Very Secure FTP Daemon</text:span></text:span><text:span text:style-name="T8">) is ftp server , which provides the features of downloading and uploading files to the</text:span><text:span text:style-name="Strong_20_Emphasis"><text:span text:style-name="T8"> ftp space</text:span></text:span><text:span text:style-name="T8">.</text:span></text:p>
      <text:h text:style-name="P1" text:outline-level="1"><text:span text:style-name="T22">What is FTP?</text:span></text:h>
      <text:p text:style-name="P17">FTP stands for File Transfer Protocol. An FTP server allows clients to connect to it either anonymously or with a username and password combination. After successful authentication, files can be transferred back and forth between the server and client. The files are neither encrypted nor compressed.</text:p>
      <text:h text:style-name="P2" text:outline-level="1">What is the Difference between TFTP and FTP Server?</text:h>
      <text:p text:style-name="P18">TFTP is File Transfer Protocol which usages User Datagram Protocol (UDP) whereas FTP usages Transmission Control Protocol (TCP). TCP usages port number 20 for Data and 21 for control by default whereas TFTP usages port 69 by default.</text:p>
      <text:h text:style-name="Heading_20_1" text:outline-level="1"><text:span text:style-name="Strong_20_Emphasis"><text:span text:style-name="T13">What does VSFTPD Stands for ?</text:span></text:span></text:h>
      <text:p text:style-name="Text_20_body"><text:span text:style-name="Strong_20_Emphasis"><text:span text:style-name="T18">VSFTPD stands for Very Secure FTP Daemon.</text:span></text:span></text:p>
      <text:h text:style-name="Heading_20_1" text:outline-level="1"><text:span text:style-name="Strong_20_Emphasis"><text:span text:style-name="T19">What are the defaults ports used in linux ftp server ?</text:span></text:span></text:h>
      <text:p text:style-name="P5"><text:span text:style-name="Strong_20_Emphasis"><text:span text:style-name="T12">Port 20: </text:span></text:span><text:span text:style-name="Strong_20_Emphasis"><text:span text:style-name="T10">This is the data transfer port. All the all subsequent data transfers between the client and server are done using this port.</text:span></text:span></text:p>
      <text:p text:style-name="P5"><text:span text:style-name="Strong_20_Emphasis"><text:span text:style-name="T8">Port 21: </text:span></text:span><text:span text:style-name="T8">On this port control connection is established. All commands we send and the ftp server’s responses to those commands will go over the control connection, but any data sent back (such as “ls” directory lists or actual file data in either direction) will go over the data connection.</text:span></text:p>
      <text:p text:style-name="Text_20_body"><text:span text:style-name="Strong_20_Emphasis"><text:span text:style-name="T13">What is the configuration file of vsftpd ?</text:span></text:span></text:p>
      <text:p text:style-name="Text_20_body"><text:span text:style-name="Strong_20_Emphasis"><text:span text:style-name="T11">‘/etc/vsftp/vsftpd.conf’</text:span></text:span></text:p>
      <text:h text:style-name="Heading_20_1" text:outline-level="1"><text:span text:style-name="Strong_20_Emphasis"><text:span text:style-name="T19">Which Users tare not allowed to login via ftp ?</text:span></text:span></text:h>
      <text:p text:style-name="Text_20_body"><text:span text:style-name="Strong_20_Emphasis"><text:span text:style-name="T10">Users mentioned in the file ‘/etc/vsftpd/ftpusers’ are not allowed to login via ftp.</text:span></text:span></text:p>
      <text:p text:style-name="Text_20_body"><text:span text:style-name="Strong_20_Emphasis"><text:span text:style-name="T13">How to disable standard ftpd xferlog log format and enable default vsftpd log ?</text:span></text:span></text:p>
      <text:p text:style-name="Text_20_body"><text:soft-page-break/><text:span text:style-name="Strong_20_Emphasis"><text:span text:style-name="T10">Edit the file ‘ /etc/vsftpd/vsftpd.conf’ &amp; make the below changes:</text:span></text:span></text:p>
      <text:list xml:id="list1672347593" text:style-name="L1">
        <text:list-item>
          <text:p text:style-name="P19">xferlog_std_format=NO</text:p>
        </text:list-item>
        <text:list-item>
          <text:p text:style-name="P9">log_ftp_protocol=YES</text:p>
        </text:list-item>
      </text:list>
      <text:p text:style-name="P8">The default vsftpd log file is /var/log/vsftpd.log</text:p>
      <text:p text:style-name="P8"/>
      <text:h text:style-name="Heading_20_1" text:outline-level="1"><text:span text:style-name="Strong_20_Emphasis"><text:span text:style-name="T19">What is default directory for ftp / Anonymous user ?</text:span></text:span></text:h>
      <text:p text:style-name="P6"><text:span text:style-name="Strong_20_Emphasis"><text:span text:style-name="T18">‘/var/ftp’ is the default directory for ftp or Anonymous user.</text:span></text:span></text:p>
      <text:h text:style-name="Heading_20_1" text:outline-level="1"><text:span text:style-name="Strong_20_Emphasis"><text:span text:style-name="T19">How to change the default directory for ftp / Anonymous user ?</text:span></text:span></text:h>
      <text:p text:style-name="P6"><text:span text:style-name="Strong_20_Emphasis"><text:span text:style-name="T18">Edit the file ‘/etc/vsftpd/vsftpd.conf’ and change the below directive :</text:span></text:span></text:p>
      <text:list xml:id="list2535044658" text:style-name="L2">
        <text:list-item>
          <text:p text:style-name="P13">anon_root=/&lt;Path-of-New-Directory&gt;</text:p>
        </text:list-item>
      </text:list>
      <text:p text:style-name="P7">After making above change either restart or reload vsftpd service.</text:p>
      <text:h text:style-name="Heading_20_1" text:outline-level="1"><text:span text:style-name="Strong_20_Emphasis"><text:span text:style-name="T19">How to disable Anonymous user in vsftpd ?</text:span></text:span></text:h>
      <text:p text:style-name="P6"><text:span text:style-name="Strong_20_Emphasis"><text:span text:style-name="T18">Edit the conf file ‘/etc/vsftpd/vsftpd.conf’ and change below directive and restart the ftp service.</text:span></text:span></text:p>
      <text:list xml:id="list2066004749" text:style-name="L3">
        <text:list-item>
          <text:p text:style-name="P14">anonymous_enable=NO</text:p>
        </text:list-item>
      </text:list>
      <text:h text:style-name="Heading_20_1" text:outline-level="1"><text:span text:style-name="Strong_20_Emphasis"><text:span text:style-name="T19">What is chroot environment in ftp server ?</text:span></text:span></text:h>
      <text:p text:style-name="P6"><text:span text:style-name="Strong_20_Emphasis"><text:span text:style-name="T18">chroot environment prevents the user from leaving its home directory means jail like environment where users are limited to their home directory only. It is the addon security of ftp server.</text:span></text:span></text:p>
      <text:p text:style-name="P6"><text:span text:style-name="Strong_20_Emphasis"><text:span text:style-name="T17">How to enable chroot environment in vsftpd server ?</text:span></text:span></text:p>
      <text:p text:style-name="P6"><text:span text:style-name="Strong_20_Emphasis"><text:span text:style-name="T18">To enable chroot environment edit the file ‘/etc/vsftpd/vsftpd.conf’ and enable the below directives :</text:span></text:span></text:p>
      <text:list xml:id="list2299217981" text:style-name="L4">
        <text:list-item>
          <text:p text:style-name="P21">chroot_list_enable=YES</text:p>
        </text:list-item>
        <text:list-item>
          <text:p text:style-name="P15">chroot_list_file=/etc/vsftpd.chroot_list</text:p>
        </text:list-item>
      </text:list>
      <text:p text:style-name="P7">The chroot_list_file variable specifies the file which contains users that are chroot.</text:p>
      <text:h text:style-name="Heading_20_1" text:outline-level="1"><text:soft-page-break/><text:span text:style-name="Strong_20_Emphasis"><text:span text:style-name="T19">How to enable only limited/allowed users are able to login via ftp ?</text:span></text:span><text:span text:style-name="Strong_20_Emphasis"><text:span text:style-name="T18"><text:line-break/></text:span></text:span><text:span text:style-name="Strong_20_Emphasis"><text:span text:style-name="T20">This can be done by editing the file ‘/etc/vsftpd/vsftpd.conf’ and add the below directives :</text:span></text:span></text:h>
      <text:list xml:id="list1871710040" text:style-name="L5">
        <text:list-item>
          <text:p text:style-name="P20">userlist_enable=YES</text:p>
        </text:list-item>
        <text:list-item>
          <text:p text:style-name="P20">userlist_file=/etc/vsftpd.user_list</text:p>
        </text:list-item>
        <text:list-item>
          <text:p text:style-name="P11">userlist_deny=NO</text:p>
        </text:list-item>
      </text:list>
      <text:p text:style-name="P12">The file specified by userlist_file will now contain users that are able to login.</text:p>
      <text:h text:style-name="Heading_20_1" text:outline-level="1"><text:span text:style-name="Strong_20_Emphasis"><text:span text:style-name="T19">How to set ftp banner in linux ?</text:span></text:span></text:h>
      <text:p text:style-name="P12"><text:span text:style-name="Strong_20_Emphasis"><text:span text:style-name="T23">Open the file ‘/etc/vsftpd/vsftpd.conf’ and set the below directive :</text:span></text:span></text:p>
      <text:list xml:id="list3210341876" text:style-name="L6">
        <text:list-item>
          <text:p text:style-name="P10">ftpd_banner= “Enter New Banner Here”</text:p>
        </text:list-item>
      </text:list>
      <text:p text:style-name="Text_20_body"><text:span text:style-name="Strong_20_Emphasis"><text:span text:style-name="T19">How To limit the data transfer rate, number of clients &amp; connections</text:span></text:span><text:span text:style-name="T19"> </text:span><text:span text:style-name="Strong_20_Emphasis"><text:span text:style-name="T19">per IP for local users ?</text:span></text:span><text:span text:style-name="T17"><text:line-break/>Edit the ftp server’s config file(/etc/vsftpd/vsftpd.conf) and set the below directives :</text:span></text:p>
      <text:list xml:id="list4047147878" text:style-name="L7">
        <text:list-item>
          <text:p text:style-name="P16">local_max_rate=1000000 # Maximum data transfer rate in bytes per second</text:p>
        </text:list-item>
        <text:list-item>
          <text:p text:style-name="P16">max_clients=50 # Maximum number of clients that may be connected</text:p>
        </text:list-item>
        <text:list-item>
          <text:p text:style-name="P16">max_per_ip=2 # Maximum connections per IP</text:p>
        </text:list-item>
      </text:list>
      <text:p text:style-name="P8"/>
      <text:p text:style-name="P12"><text:span text:style-name="Strong_20_Emphasis"><text:span text:style-name="T17"/></text:span></text:p>
      <text:p text:style-name="P6"><text:span text:style-name="Strong_20_Emphasis"><text:span text:style-name="T18"/></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9"/></text:span></text:p>
      <text:p text:style-name="P4"><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 svg:font-family="georgia, palatino"/>
    <style:font-face style:name="DejaVu Sans Mono" svg:font-family="'DejaVu Sans Mono'" style:font-family-generic="modern" style:font-pitch="fixed"/>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0:40:12.771634505</meta:creation-date>
    <meta:generator>LibreOffice/6.0.7.3$Linux_X86_64 LibreOffice_project/00m0$Build-3</meta:generator>
    <dc:date>2021-02-16T11:01:50.096309088</dc:date>
    <meta:editing-duration>PT20M48S</meta:editing-duration>
    <meta:editing-cycles>99</meta:editing-cycles>
    <meta:document-statistic meta:table-count="0" meta:image-count="0" meta:object-count="0" meta:page-count="3" meta:paragraph-count="48" meta:word-count="578" meta:character-count="3628" meta:non-whitespace-character-count="3111"/>
  </office:meta>
</office:document-meta>
</file>